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44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aether_len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eepstick</text:p>
          </table:table-cell>
          <table:table-cell table:number-columns-repeated="4"/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4">
          <table:table-cell table:style-name="ce35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5" office:value-type="string" calcext:value-type="string">
            <text:p>item_bottle</text:p>
          </table:table-cell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  <table:table-cell table:style-name="ce35" office:value-type="string" calcext:value-type="string">
            <text:p>item_orchid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5" office:value-type="string" calcext:value-type="string">
            <text:p>item_orchid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0:47:47.027556796</dc:date>
    <meta:editing-duration>PT14H56M45S</meta:editing-duration>
    <meta:editing-cycles>516</meta:editing-cycles>
    <meta:document-statistic meta:table-count="6" meta:cell-count="1001" meta:object-count="0"/>
  </office:meta>
</office:document-meta>
</file>